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B2FF2A327EABC87D.png" manifest:media-type="image/png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9cm" fo:min-width="1.3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3cm" fo:min-width="1.48cm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25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99cm" fo:min-width="1.18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7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1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73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1.2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89cm" style:use-optimal-column-width="false"/>
    </style:style>
    <style:style style:name="co2" style:family="table-column">
      <style:table-column-properties style:column-width="1.866cm" style:use-optimal-column-width="false"/>
    </style:style>
    <style:style style:name="co3" style:family="table-column">
      <style:table-column-properties style:column-width="1.748cm" style:use-optimal-column-width="false"/>
    </style:style>
    <style:style style:name="co4" style:family="table-column">
      <style:table-column-properties style:column-width="3.301cm" style:use-optimal-column-width="false"/>
    </style:style>
    <style:style style:name="co5" style:family="table-column">
      <style:table-column-properties style:column-width="2.136cm" style:use-optimal-column-width="false"/>
    </style:style>
    <style:style style:name="ro1" style:family="table-row">
      <style:table-row-properties style:row-height="1.215cm"/>
    </style:style>
    <style:style style:name="ro2" style:family="table-row">
      <style:table-row-properties style:row-height="1.22cm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4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="none" draw:fill-color="#ffffff"/>
      <style:paragraph-properties fo:text-align="center"/>
      <style:text-properties fo:font-weight="bold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style:paragraph-properties fo:text-align="center"/>
      <style:text-properties fo:font-weight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12.3cm" svg:y1="2.7cm" svg:x2="14.7cm" svg:y2="2.7cm">
          <text:p/>
        </draw:line>
        <draw:custom-shape draw:style-name="gr2" draw:text-style-name="P3" draw:layer="layout" svg:width="2.6cm" svg:height="2.6cm" svg:x="14.376cm" svg:y="2.369cm">
          <text:p text:style-name="P2">Esperar 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3.277cm" svg:y="11.476cm">
          <text:p text:style-name="P2">Verificação</text:p>
          <text:p text:style-name="P2">De</text:p>
          <text:p text:style-name="P2">Permiss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3.3cm" svg:y="2.6cm">
          <text:p text:style-name="P2">Processa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7cm" svg:y1="4.5cm" svg:x2="10.5cm" svg:y2="7.9cm">
          <text:p/>
        </draw:line>
        <draw:custom-shape draw:style-name="gr3" draw:text-style-name="P3" draw:layer="layout" svg:width="2.8cm" svg:height="2.8cm" svg:x="21.1cm" svg:y="6.9cm">
          <text:p text:style-name="P2">Reencaminha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8.1cm" svg:y="7.3cm">
          <text:p text:style-name="P2">Verifica </text:p>
          <text:p text:style-name="P2">o que é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3cm" svg:y1="4.969cm" svg:x2="21.1cm" svg:y2="8.3cm">
          <text:p text:style-name="P2">Msg.Dest != meuID</text:p>
        </draw:line>
        <draw:frame draw:style-name="gr5" draw:text-style-name="P4" draw:layer="layout" svg:width="4.27cm" svg:height="0.725cm" draw:transform="rotate (0.666366708411435) translate (10.663cm 6.837cm)">
          <draw:text-box>
            <text:p text:style-name="P2">Msg.Dest == meuID</text:p>
          </draw:text-box>
        </draw:frame>
        <draw:line draw:style-name="gr1" draw:text-style-name="P1" draw:layer="layout" svg:x1="8.7cm" svg:y1="9.7cm" svg:x2="5.7cm" svg:y2="12.1cm">
          <text:p/>
        </draw:line>
        <draw:frame draw:style-name="gr6" draw:text-style-name="P4" draw:layer="layout" svg:width="3.614cm" svg:height="0.725cm" draw:transform="rotate (0.703716754404114) translate (5.4cm 11.259cm)">
          <draw:text-box>
            <text:p text:style-name="P2">Msg.tipo == Req</text:p>
          </draw:text-box>
        </draw:frame>
        <draw:line draw:style-name="gr1" draw:text-style-name="P1" draw:layer="layout" svg:x1="8.3cm" svg:y1="7.9cm" svg:x2="5.2cm" svg:y2="5.2cm">
          <text:p/>
        </draw:line>
        <draw:frame draw:style-name="gr7" draw:text-style-name="P4" draw:layer="layout" svg:width="3.825cm" svg:height="0.725cm" draw:transform="rotate (-0.71401419699088) translate (6.178cm 4.846cm)">
          <draw:text-box>
            <text:p text:style-name="P2">Msg.tipo == Resp</text:p>
          </draw:text-box>
        </draw:frame>
        <draw:line draw:style-name="gr1" draw:text-style-name="P1" draw:layer="layout" svg:x1="5.9cm" svg:y1="3.9cm" svg:x2="14.276cm" svg:y2="3.9cm">
          <text:p/>
        </draw:line>
        <draw:line draw:style-name="gr1" draw:text-style-name="P1" draw:layer="layout" svg:x1="21.441cm" svg:y1="7.191cm" svg:x2="17.035cm" svg:y2="4.209cm">
          <text:p/>
        </draw:line>
        <draw:custom-shape draw:style-name="gr2" draw:text-style-name="P3" draw:layer="layout" svg:width="2.6cm" svg:height="2.6cm" svg:x="10.7cm" svg:y="16.1cm">
          <text:p text:style-name="P2">Escreve</text:p>
          <text:p text:style-name="P2">Mensagem</text:p>
          <text:p text:style-name="P2">Negaç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877cm" svg:y1="12.969cm" svg:x2="11.7cm" svg:y2="12.969cm">
          <text:p text:style-name="P2">Requisição autorizada</text:p>
        </draw:line>
        <draw:line draw:style-name="gr4" draw:text-style-name="P1" draw:layer="layout" svg:x1="5.3cm" svg:y1="13.9cm" svg:x2="10.7cm" svg:y2="16.9cm">
          <text:p text:style-name="P2">Requisição negada</text:p>
        </draw:line>
        <draw:custom-shape draw:style-name="gr2" draw:text-style-name="P3" draw:layer="layout" svg:width="2.6cm" svg:height="2.6cm" svg:x="11.7cm" svg:y="11.7cm">
          <text:p text:style-name="P2">Escreve</text:p>
          <text:p text:style-name="P2">Mensagem</text:p>
          <text:p text:style-name="P2">Autorizad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cm" svg:y1="13.1cm" svg:x2="21.3cm" svg:y2="9.1cm">
          <text:p/>
        </draw:line>
        <draw:line draw:style-name="gr1" draw:text-style-name="P1" draw:layer="layout" svg:x1="13.3cm" svg:y1="17.1cm" svg:x2="22.1cm" svg:y2="9.7cm">
          <text:p/>
        </draw:line>
        <draw:frame draw:style-name="gr8" draw:text-style-name="P2" draw:layer="layout" svg:width="0.467cm" svg:height="0.339cm" svg:x="9.6cm" svg:y="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0.467cm" svg:height="0.339cm" svg:x="16.333cm" svg:y="11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2" draw:layer="layout" svg:width="0.467cm" svg:height="0.339cm" svg:x="16.333cm" svg:y="1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0.467cm" svg:height="0.339cm" svg:x="19cm" svg:y="5.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9" draw:text-style-name="P3" draw:layer="layout" svg:width="2.376cm" svg:height="2.331cm" svg:x="14.5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line draw:style-name="gr1" draw:text-style-name="P1" draw:layer="layout" svg:x1="9.901cm" svg:y1="0.801cm" svg:x2="12.301cm" svg:y2="0.801cm">
          <text:p/>
        </draw:line>
        <draw:custom-shape draw:style-name="gr2" draw:text-style-name="P3" draw:layer="layout" svg:width="2.6cm" svg:height="2.6cm" svg:x="11.977cm" svg:y="0.47cm">
          <text:p text:style-name="P2">Esperar 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376cm" svg:height="2.331cm" svg:x="12.101cm" svg:y="0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577cm" svg:y1="2.3cm" svg:x2="18.977cm" svg:y2="2.3cm">
          <text:p text:style-name="P2">Msg.Destino == meuID</text:p>
        </draw:line>
        <draw:custom-shape draw:style-name="gr2" draw:text-style-name="P3" draw:layer="layout" svg:width="2.6cm" svg:height="2.6cm" svg:x="19cm" svg:y="0.4cm">
          <text:p text:style-name="P2">Processa</text:p>
          <text:p text:style-name="P2">Como nó</text:p>
          <text:p text:style-name="P2">norm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cm" svg:y1="1.1cm" svg:x2="14.477cm" svg:y2="1.1cm">
          <text:p/>
        </draw:line>
        <draw:frame draw:style-name="gr8" draw:text-style-name="P2" draw:layer="layout" svg:width="0.467cm" svg:height="0.339cm" svg:x="16.533cm" svg:y="0.56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25.2cm" svg:y1="11.3cm" svg:x2="25.2cm" svg:y2="13.5cm">
          <text:p/>
        </draw:line>
        <draw:custom-shape draw:style-name="gr3" draw:text-style-name="P3" draw:layer="layout" svg:width="2.8cm" svg:height="2.8cm" svg:x="23.8cm" svg:y="2.3cm">
          <text:p text:style-name="P2">Reencaminha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8cm" svg:y="9.4cm">
          <text:p text:style-name="P2">Processa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16.4cm" svg:y="8.9cm">
          <text:p text:style-name="P2">Processa</text:p>
          <text:p text:style-name="P2">Requisiçã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6cm" svg:y1="9.1cm" svg:x2="24cm" svg:y2="4.5cm">
          <text:p text:style-name="P2">Msg.grupoDest != meuGrupo</text:p>
        </draw:line>
        <draw:line draw:style-name="gr1" draw:text-style-name="P1" draw:layer="layout" svg:x1="12.2cm" svg:y1="13.8cm" svg:x2="4cm" svg:y2="11.8cm">
          <text:p/>
        </draw:line>
        <draw:frame draw:style-name="gr11" draw:text-style-name="P6" draw:layer="layout" svg:width="4.71cm" svg:height="0.725cm" svg:x="13.29cm" svg:y="3.375cm">
          <draw:text-box>
            <text:p text:style-name="P2">Msg.Destino != meuID</text:p>
          </draw:text-box>
        </draw:frame>
        <draw:line draw:style-name="gr1" draw:text-style-name="P1" draw:layer="layout" svg:x1="23.8cm" svg:y1="3.7cm" svg:x2="14.277cm" svg:y2="2.9cm">
          <text:p/>
        </draw:line>
        <draw:frame draw:style-name="gr8" draw:text-style-name="P2" draw:layer="layout" svg:width="0.467cm" svg:height="0.339cm" svg:x="21.4cm" svg:y="3.02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2" draw:text-style-name="P3" draw:layer="layout" svg:width="2.6cm" svg:height="2.6cm" svg:x="12cm" svg:y="5.1cm">
          <text:p text:style-name="P2">Processa</text:p>
          <text:p text:style-name="P2">Tip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3.825cm" svg:height="0.725cm" draw:transform="rotate (0.853640537150427) translate (9.447cm 9.386cm)">
          <draw:text-box>
            <text:p text:style-name="P2">Msg.tipo == Resp</text:p>
          </draw:text-box>
        </draw:frame>
        <draw:line draw:style-name="gr1" draw:text-style-name="P1" draw:layer="layout" svg:x1="12.407cm" svg:y1="7.4cm" svg:x2="10.4cm" svg:y2="9.8cm">
          <text:p/>
        </draw:line>
        <draw:line draw:style-name="gr4" draw:text-style-name="P1" draw:layer="layout" svg:x1="14.2cm" svg:y1="7.3cm" svg:x2="16.6cm" svg:y2="9.5cm">
          <text:p text:style-name="P2">Msg.tipo == Req</text:p>
        </draw:line>
        <draw:line draw:style-name="gr4" draw:text-style-name="P1" draw:layer="layout" svg:x1="19cm" svg:y1="10.3cm" svg:x2="24.8cm" svg:y2="10.3cm">
          <text:p text:style-name="P2">Msg.grupoDest == meuGrupo</text:p>
        </draw:line>
        <draw:custom-shape draw:style-name="gr3" draw:text-style-name="P3" draw:layer="layout" svg:width="2.8cm" svg:height="2.8cm" svg:x="24.8cm" svg:y="8.9cm">
          <text:p text:style-name="P2">Verificação</text:p>
          <text:p text:style-name="P2">De</text:p>
          <text:p text:style-name="P2">Bord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8cm" svg:y1="11cm" svg:x2="20.2cm" svg:y2="17cm">
          <text:p/>
        </draw:line>
        <draw:frame draw:style-name="gr12" draw:text-style-name="P6" draw:layer="layout" svg:width="3.216cm" svg:height="1.199cm" svg:x="19.584cm" svg:y="13.6cm">
          <draw:text-box>
            <text:p text:style-name="P2">Msg.Intermed </text:p>
            <text:p text:style-name="P2">!= NULL</text:p>
          </draw:text-box>
        </draw:frame>
        <draw:line draw:style-name="gr1" draw:text-style-name="P1" draw:layer="layout" svg:x1="13.239cm" svg:y1="3.1cm" svg:x2="13.239cm" svg:y2="5.1cm">
          <text:p/>
        </draw:line>
        <draw:frame draw:style-name="gr13" draw:text-style-name="P7" draw:layer="layout" svg:width="3.306cm" svg:height="1.673cm" svg:x="25cm" svg:y="11.9cm">
          <draw:text-box>
            <text:p text:style-name="P2">Msg.Intermed </text:p>
            <text:p text:style-name="P2">== NULL</text:p>
          </draw:text-box>
        </draw:frame>
        <draw:custom-shape draw:style-name="gr2" draw:text-style-name="P3" draw:layer="layout" svg:width="2.6cm" svg:height="2.6cm" svg:x="18.4cm" svg:y="17cm">
          <text:p text:style-name="P2">Verificação</text:p>
          <text:p text:style-name="P2">De</text:p>
          <text:p text:style-name="P2">Cach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3.715cm" svg:height="1.673cm" svg:x="8.085cm" svg:y="15.327cm">
          <draw:text-box>
            <text:p text:style-name="P2">Sei que a origem</text:p>
            <text:p text:style-name="P2">Pode acessar</text:p>
            <text:p text:style-name="P2">O dado</text:p>
          </draw:text-box>
        </draw:frame>
        <draw:line draw:style-name="gr1" draw:text-style-name="P1" draw:layer="layout" svg:x1="18.4cm" svg:y1="18.6cm" svg:x2="3.2cm" svg:y2="16cm">
          <text:p/>
        </draw:line>
        <draw:frame draw:style-name="gr15" draw:text-style-name="P6" draw:layer="layout" svg:width="3.008cm" svg:height="1.199cm" svg:x="15.192cm" svg:y="15.6cm">
          <draw:text-box>
            <text:p text:style-name="P2">Não conheço</text:p>
            <text:p text:style-name="P2">A origem</text:p>
          </draw:text-box>
        </draw:frame>
        <draw:line draw:style-name="gr1" draw:text-style-name="P1" draw:layer="layout" svg:x1="18.4cm" svg:y1="17.8cm" svg:x2="3.6cm" svg:y2="12cm">
          <text:p/>
        </draw:line>
        <draw:custom-shape draw:style-name="gr3" draw:text-style-name="P3" draw:layer="layout" svg:width="2.8cm" svg:height="2.8cm" svg:x="23.8cm" svg:y="13.573cm">
          <text:p text:style-name="P2">Msg.Intermed</text:p>
          <text:p text:style-name="P2">= meu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0.6cm" svg:y="14.5cm">
          <text:p text:style-name="P2">Gera</text:p>
          <text:p text:style-name="P2">Mensagem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6cm" svg:height="2.6cm" svg:x="0.4cm" svg:y="0.4cm">
          <text:p text:style-name="P2">Envia</text:p>
          <text:p text:style-name="P2">Mensagem</text:p>
          <text:p text:style-name="P2">Respos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cm" svg:y1="11.8cm" svg:x2="12.4cm" svg:y2="12.8cm">
          <text:p/>
        </draw:line>
        <draw:custom-shape draw:style-name="gr3" draw:text-style-name="P3" draw:layer="layout" svg:width="2.8cm" svg:height="2.8cm" svg:x="12.2cm" svg:y="12.2cm">
          <text:p text:style-name="P2">Atualiza</text:p>
          <text:p text:style-name="P2">Dados</text:p>
          <text:p text:style-name="P2">Cach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3.306cm" svg:height="1.673cm" svg:x="10.694cm" svg:y="11.2cm">
          <draw:text-box>
            <text:p text:style-name="P2">Msg.Intermed </text:p>
            <text:p text:style-name="P2">== meuID</text:p>
          </draw:text-box>
        </draw:frame>
        <draw:custom-shape draw:style-name="gr3" draw:text-style-name="P3" draw:layer="layout" svg:width="2.8cm" svg:height="2.8cm" svg:x="1.8cm" svg:y="9.2cm">
          <text:p text:style-name="P2">Reencaminha</text:p>
          <text:p text:style-name="P2">Mensag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cm" svg:y1="9.4cm" svg:x2="12.101cm" svg:y2="2.4cm">
          <text:p/>
        </draw:line>
        <draw:frame draw:style-name="gr8" draw:text-style-name="P2" draw:layer="layout" svg:width="0.467cm" svg:height="0.339cm" svg:x="7cm" svg:y="6.06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" draw:text-style-name="P1" draw:layer="layout" svg:x1="8cm" svg:y1="10.6cm" svg:x2="4.6cm" svg:y2="10.6cm">
          <text:p/>
        </draw:line>
        <draw:frame draw:style-name="gr13" draw:text-style-name="P7" draw:layer="layout" svg:width="3.306cm" svg:height="1.673cm" svg:x="5.2cm" svg:y="9.4cm">
          <draw:text-box>
            <text:p text:style-name="P2">Msg.Intermed </text:p>
            <text:p text:style-name="P2">!= meuID</text:p>
          </draw:text-box>
        </draw:frame>
        <draw:frame draw:style-name="gr8" draw:text-style-name="P2" draw:layer="layout" svg:width="0.467cm" svg:height="0.339cm" svg:x="7.333cm" svg:y="12.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" draw:text-style-name="P1" draw:layer="layout" svg:x1="1.4cm" svg:y1="14.5cm" svg:x2="1.6cm" svg:y2="3.2cm">
          <text:p/>
        </draw:line>
        <draw:frame draw:style-name="gr8" draw:text-style-name="P2" draw:layer="layout" svg:width="0.467cm" svg:height="0.339cm" svg:x="1cm" svg:y="8.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" draw:text-style-name="P1" draw:layer="layout" svg:x1="3cm" svg:y1="1.8cm" svg:x2="11.8cm" svg:y2="1.8cm">
          <text:p/>
        </draw:line>
        <draw:line draw:style-name="gr1" draw:text-style-name="P1" draw:layer="layout" svg:x1="23.8cm" svg:y1="15.4cm" svg:x2="21cm" svg:y2="17.8cm">
          <text:p/>
        </draw:line>
        <draw:frame draw:style-name="gr8" draw:text-style-name="P2" draw:layer="layout" svg:width="0.467cm" svg:height="0.339cm" svg:x="22.533cm" svg:y="15.86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2" draw:layer="layout" svg:width="0.467cm" svg:height="0.339cm" svg:x="6.6cm" svg:y="1.26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standard" draw:layer="layout" svg:width="1.788cm" svg:height="7.294cm" svg:x="1.611cm" svg:y="5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Id1</text:span></text:p>
              </table:table-cell>
            </table:table-row>
            <table:table-row table:style-name="ro1">
              <table:table-cell table:style-name="gray2">
                <text:p>Id2</text:p>
              </table:table-cell>
            </table:table-row>
            <table:table-row table:style-name="ro1">
              <table:table-cell table:style-name="gray1">
                <text:p>Id3</text:p>
              </table:table-cell>
            </table:table-row>
            <table:table-row table:style-name="ro1">
              <table:table-cell table:style-name="gray2">
                <text:p>Id4</text:p>
              </table:table-cell>
            </table:table-row>
            <table:table-row table:style-name="ro1">
              <table:table-cell table:style-name="gray1">
                <text:p>...</text:p>
              </table:table-cell>
            </table:table-row>
            <table:table-row table:style-name="ro2">
              <table:table-cell table:style-name="gray2">
                <text:p>Id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8" draw:layer="layout" svg:width="4.041cm" svg:height="0.725cm" svg:x="0.7cm" svg:y="4.675cm">
          <draw:text-box>
            <text:p><text:span text:style-name="T2">Tabela de Acessos</text:span></text:p>
          </draw:text-box>
        </draw:frame>
        <draw:line draw:style-name="gr1" draw:text-style-name="P9" draw:layer="layout" svg:x1="3.426cm" svg:y1="6cm" svg:x2="10.2cm" svg:y2="6cm">
          <text:p/>
        </draw:line>
        <draw:custom-shape draw:style-name="gr17" draw:text-style-name="P10" draw:layer="layout" svg:width="3cm" svg:height="1cm" svg:x="10.2cm" svg:y="5.6cm">
          <text:p text:style-name="P2"><text:span text:style-name="T3">Req1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13.2cm" svg:y1="6cm" svg:x2="14.8cm" svg:y2="6cm">
          <text:p/>
        </draw:line>
        <draw:custom-shape draw:style-name="gr17" draw:text-style-name="P10" draw:layer="layout" svg:width="3cm" svg:height="1cm" svg:x="14.8cm" svg:y="5.6cm">
          <text:p text:style-name="P2"><text:span text:style-name="T3">Req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7.8cm" svg:y1="6cm" svg:x2="19.4cm" svg:y2="6cm">
          <text:p/>
        </draw:line>
        <draw:custom-shape draw:style-name="gr17" draw:text-style-name="P10" draw:layer="layout" svg:width="3cm" svg:height="1cm" svg:x="19.4cm" svg:y="5.6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22.4cm" svg:y1="6cm" svg:x2="24cm" svg:y2="6cm">
          <text:p/>
        </draw:line>
        <draw:custom-shape draw:style-name="gr17" draw:text-style-name="P10" draw:layer="layout" svg:width="3cm" svg:height="1cm" svg:x="24cm" svg:y="5.6cm">
          <text:p text:style-name="P2"><text:span text:style-name="T3">Req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4.325cm" svg:height="0.725cm" svg:x="15.4cm" svg:y="4.675cm">
          <draw:text-box>
            <text:p><text:span text:style-name="T2">Lista de Permissões</text:span></text:p>
          </draw:text-box>
        </draw:frame>
        <draw:line draw:style-name="gr1" draw:text-style-name="P9" draw:layer="layout" svg:x1="11.6cm" svg:y1="6.6cm" svg:x2="11.6cm" svg:y2="8cm">
          <text:p/>
        </draw:line>
        <draw:custom-shape draw:style-name="gr17" draw:text-style-name="P10" draw:layer="layout" svg:width="3cm" svg:height="1cm" svg:x="10.2cm" svg:y="8cm">
          <text:p text:style-name="P2"><text:span text:style-name="T3">IdSink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1.6cm" svg:y1="9cm" svg:x2="11.6cm" svg:y2="10.4cm">
          <text:p/>
        </draw:line>
        <draw:custom-shape draw:style-name="gr17" draw:text-style-name="P10" draw:layer="layout" svg:width="3cm" svg:height="1cm" svg:x="10.2cm" svg:y="10.4cm">
          <text:p text:style-name="P2"><text:span text:style-name="T3">IdSink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1.6cm" svg:y1="11.4cm" svg:x2="11.6cm" svg:y2="12.8cm">
          <text:p/>
        </draw:line>
        <draw:custom-shape draw:style-name="gr17" draw:text-style-name="P10" draw:layer="layout" svg:width="3cm" svg:height="1cm" svg:x="10.2cm" svg:y="12.8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1.6cm" svg:y1="13.8cm" svg:x2="11.6cm" svg:y2="15.2cm">
          <text:p/>
        </draw:line>
        <draw:custom-shape draw:style-name="gr17" draw:text-style-name="P10" draw:layer="layout" svg:width="3cm" svg:height="1cm" svg:x="10.2cm" svg:y="15.2cm">
          <text:p text:style-name="P2"><text:span text:style-name="T3">idSink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6.2cm" svg:y1="6.6cm" svg:x2="16.2cm" svg:y2="8cm">
          <text:p/>
        </draw:line>
        <draw:custom-shape draw:style-name="gr17" draw:text-style-name="P10" draw:layer="layout" svg:width="3cm" svg:height="1cm" svg:x="14.8cm" svg:y="8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25.4cm" svg:y1="6.6cm" svg:x2="25.4cm" svg:y2="8cm">
          <text:p/>
        </draw:line>
        <draw:custom-shape draw:style-name="gr17" draw:text-style-name="P10" draw:layer="layout" svg:width="3cm" svg:height="1cm" svg:x="24cm" svg:y="8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6.069cm" svg:height="0.725cm" draw:transform="rotate (1.5702727280193) translate (9.472cm 14.5cm)">
          <draw:text-box>
            <text:p><text:span text:style-name="T2">Lista de sinks com permissão</text:span></text:p>
          </draw:text-box>
        </draw:frame>
        <draw:line draw:style-name="gr1" draw:text-style-name="P9" draw:layer="layout" svg:x1="3.426cm" svg:y1="7.2cm" svg:x2="5.5cm" svg:y2="7.2cm">
          <text:p/>
        </draw:line>
        <draw:custom-shape draw:style-name="gr17" draw:text-style-name="P10" draw:layer="layout" svg:width="3cm" svg:height="1cm" svg:x="5.5cm" svg:y="6.7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3.426cm" svg:y1="9.8cm" svg:x2="5.5cm" svg:y2="9.8cm">
          <text:p/>
        </draw:line>
        <draw:custom-shape draw:style-name="gr17" draw:text-style-name="P10" draw:layer="layout" svg:width="3cm" svg:height="1cm" svg:x="5.5cm" svg:y="9.3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3.326cm" svg:y1="12.1cm" svg:x2="5.4cm" svg:y2="12.1cm">
          <text:p/>
        </draw:line>
        <draw:custom-shape draw:style-name="gr17" draw:text-style-name="P10" draw:layer="layout" svg:width="3cm" svg:height="1cm" svg:x="5.4cm" svg:y="11.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3.426cm" svg:y1="8.5cm" svg:x2="5.5cm" svg:y2="8.5cm">
          <text:p/>
        </draw:line>
        <draw:custom-shape draw:style-name="gr17" draw:text-style-name="P10" draw:layer="layout" svg:width="3cm" svg:height="1cm" svg:x="5.5cm" svg:y="8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standard" draw:layer="layout" svg:width="9.05cm" svg:height="7.294cm" svg:x="0.561cm" svg:y="5.33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>
                <text:p><text:span text:style-name="T4">Req1</text:span></text:p>
              </table:table-cell>
              <table:table-cell>
                <text:p><text:span text:style-name="T4">TTL1</text:span></text:p>
              </table:table-cell>
              <table:table-cell>
                <text:p><text:span text:style-name="T4">Timestamp1</text:span></text:p>
              </table:table-cell>
              <table:table-cell>
                <text:p><text:span text:style-name="T4">Valor1</text:span></text:p>
              </table:table-cell>
            </table:table-row>
            <table:table-row table:style-name="ro1" table:default-cell-style-name="ce2">
              <table:table-cell>
                <text:p><text:span text:style-name="T4">Req2</text:span></text:p>
              </table:table-cell>
              <table:table-cell>
                <text:p><text:span text:style-name="T4">TTL2</text:span></text:p>
              </table:table-cell>
              <table:table-cell>
                <text:p><text:span text:style-name="T4">Timestamp2</text:span></text:p>
              </table:table-cell>
              <table:table-cell>
                <text:p><text:span text:style-name="T4">Valor2</text:span></text:p>
              </table:table-cell>
            </table:table-row>
            <table:table-row table:style-name="ro1" table:default-cell-style-name="ce2">
              <table:table-cell>
                <text:p><text:span text:style-name="T4">Req3</text:span></text:p>
              </table:table-cell>
              <table:table-cell>
                <text:p><text:span text:style-name="T4">TTL3</text:span></text:p>
              </table:table-cell>
              <table:table-cell>
                <text:p><text:span text:style-name="T4">Timestamp3</text:span></text:p>
              </table:table-cell>
              <table:table-cell>
                <text:p><text:span text:style-name="T4">Valor3</text:span></text:p>
              </table:table-cell>
            </table:table-row>
            <table:table-row table:style-name="ro1" table:default-cell-style-name="ce2">
              <table:table-cell>
                <text:p><text:span text:style-name="T4">Req4</text:span></text:p>
              </table:table-cell>
              <table:table-cell>
                <text:p><text:span text:style-name="T4">TTL4</text:span></text:p>
              </table:table-cell>
              <table:table-cell>
                <text:p><text:span text:style-name="T4">Timestamp4</text:span></text:p>
              </table:table-cell>
              <table:table-cell>
                <text:p><text:span text:style-name="T4">Valor4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<text:span text:style-name="T4">ReqN</text:span></text:p>
              </table:table-cell>
              <table:table-cell>
                <text:p><text:span text:style-name="T4">TTLN</text:span></text:p>
              </table:table-cell>
              <table:table-cell>
                <text:p><text:span text:style-name="T4">TimestampN</text:span></text:p>
              </table:table-cell>
              <table:table-cell>
                <text:p><text:span text:style-name="T4">Valor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8" draw:layer="layout" svg:width="4.773cm" svg:height="0.725cm" svg:x="1.827cm" svg:y="4.675cm">
          <draw:text-box>
            <text:p><text:span text:style-name="T2">Tabela de Requisições</text:span></text:p>
          </draw:text-box>
        </draw:frame>
        <draw:line draw:style-name="gr1" draw:text-style-name="P9" draw:layer="layout" svg:x1="9.626cm" svg:y1="5.9cm" svg:x2="13.6cm" svg:y2="5.9cm">
          <text:p/>
        </draw:line>
        <draw:custom-shape draw:style-name="gr21" draw:text-style-name="P10" draw:layer="layout" svg:width="1.4cm" svg:height="1cm" svg:x="13.6cm" svg:y="5.4cm">
          <text:p text:style-name="P2"><text:span text:style-name="T3">Id1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15cm" svg:y1="5.9cm" svg:x2="16.6cm" svg:y2="5.9cm">
          <text:p/>
        </draw:line>
        <draw:custom-shape draw:style-name="gr21" draw:text-style-name="P10" draw:layer="layout" svg:width="1.4cm" svg:height="1cm" svg:x="16.6cm" svg:y="5.4cm">
          <text:p text:style-name="P2"><text:span text:style-name="T3">I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18cm" svg:y1="5.9cm" svg:x2="19.6cm" svg:y2="5.9cm">
          <text:p/>
        </draw:line>
        <draw:custom-shape draw:style-name="gr22" draw:text-style-name="P10" draw:layer="layout" svg:width="1.8cm" svg:height="1cm" svg:x="19.6cm" svg:y="5.4cm">
          <text:p text:style-name="P2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9" draw:layer="layout" svg:x1="21.4cm" svg:y1="5.9cm" svg:x2="23cm" svg:y2="5.9cm">
          <text:p/>
        </draw:line>
        <draw:custom-shape draw:style-name="gr17" draw:text-style-name="P10" draw:layer="layout" svg:width="3cm" svg:height="1cm" svg:x="23cm" svg:y="5.4cm">
          <text:p text:style-name="P2"><text:span text:style-name="T3">I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4.325cm" svg:height="0.725cm" svg:x="17.6cm" svg:y="4.6cm">
          <draw:text-box>
            <text:p><text:span text:style-name="T2">Lista de Permissões</text:span></text:p>
          </draw:text-box>
        </draw:frame>
        <draw:line draw:style-name="gr1" draw:text-style-name="P9" draw:layer="layout" svg:x1="9.626cm" svg:y1="7.1cm" svg:x2="11.7cm" svg:y2="7.1cm">
          <text:p/>
        </draw:line>
        <draw:custom-shape draw:style-name="gr23" draw:text-style-name="P10" draw:layer="layout" svg:width="1.7cm" svg:height="1cm" svg:x="11.7cm" svg:y="6.6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9.626cm" svg:y1="9.7cm" svg:x2="11.7cm" svg:y2="9.7cm">
          <text:p/>
        </draw:line>
        <draw:custom-shape draw:style-name="gr23" draw:text-style-name="P10" draw:layer="layout" svg:width="1.7cm" svg:height="1cm" svg:x="11.7cm" svg:y="9.2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9.626cm" svg:y1="11.9cm" svg:x2="11.7cm" svg:y2="11.9cm">
          <text:p/>
        </draw:line>
        <draw:custom-shape draw:style-name="gr23" draw:text-style-name="P10" draw:layer="layout" svg:width="1.7cm" svg:height="1cm" svg:x="11.7cm" svg:y="11.4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draw:line draw:style-name="gr1" draw:text-style-name="P9" draw:layer="layout" svg:x1="9.626cm" svg:y1="8.4cm" svg:x2="11.7cm" svg:y2="8.4cm">
          <text:p/>
        </draw:line>
        <draw:custom-shape draw:style-name="gr23" draw:text-style-name="P10" draw:layer="layout" svg:width="1.7cm" svg:height="1cm" svg:x="11.7cm" svg:y="7.9cm">
          <text:p text:style-name="P2"><text:span text:style-name="T3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Small_20_Arrow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no-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5" draw:fill-hatch-name="Hatching_20_1" draw:fill-image-name="Bitmap_20_1" draw:fill-image-width="0cm" draw:fill-image-height="0cm" draw:textarea-vertical-align="top" fo:padding-top="0.2cm" fo:padding-bottom="0.7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16:07:11.364449641</meta:creation-date>
    <dc:date>2018-05-08T21:59:49.507847491</dc:date>
    <meta:editing-duration>PT1H21S</meta:editing-duration>
    <meta:editing-cycles>18</meta:editing-cycles>
    <meta:generator>LibreOffice/5.1.6.2$Linux_X86_64 LibreOffice_project/10m0$Build-2</meta:generator>
    <meta:document-statistic meta:object-count="155"/>
  </office:meta>
</office:document-meta>
</file>

<file path=Object 1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0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1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3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5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7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8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9/content.xml><?xml version="1.0" encoding="utf-8"?>
<math xmlns="http://www.w3.org/1998/Math/MathML" display="block">
  <semantics>
    <mi mathvariant="normal">λ</mi>
    <annotation encoding="StarMath 5.0">%lambda</annotation>
  </semantics>
</math>
</file>